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1.556cm" fo:min-width="5.306cm"/>
      <style:paragraph-properties style:writing-mode="lr-tb"/>
    </style:style>
    <style:style style:name="gr6" style:family="graphic" style:parent-style-name="objectwithoutfill">
      <style:graphic-properties draw:marker-end="Arrowheads_20_103" draw:marker-end-width="0.3cm" draw:fill="none" draw:textarea-vertical-align="middle"/>
    </style:style>
    <style:style style:name="gr7" style:family="graphic" style:parent-style-name="objectwithoutfill">
      <style:graphic-properties draw:marker-end="Arrowheads_20_104" draw:marker-end-width="0.3cm" draw:fill="none" draw:textarea-vertical-align="middle"/>
    </style:style>
    <style:style style:name="gr8" style:family="graphic" style:parent-style-name="objectwithoutfill">
      <style:graphic-properties draw:marker-end="Arrowheads_20_11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draw:marker-end="Arrowheads_20_117" draw:marker-end-width="0.3cm" draw:fill="none" draw:textarea-vertical-align="middle"/>
    </style:style>
    <style:style style:name="gr11" style:family="graphic" style:parent-style-name="objectwithoutfill">
      <style:graphic-properties draw:marker-end="Arrowheads_20_118" draw:marker-end-width="0.3cm" draw:fill="none" draw:textarea-vertical-align="middle"/>
    </style:style>
    <style:style style:name="gr12" style:family="graphic" style:parent-style-name="objectwithoutfill">
      <style:graphic-properties draw:marker-end="Arrowheads_20_119" draw:marker-end-width="0.3cm" draw:fill="none" draw:textarea-vertical-align="middle"/>
    </style:style>
    <style:style style:name="gr13" style:family="graphic" style:parent-style-name="objectwithoutfill">
      <style:graphic-properties draw:marker-end="Arrowheads_20_120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/>
      <style:paragraph-properties style:writing-mode="lr-tb"/>
    </style:style>
    <style:style style:name="gr15" style:family="graphic" style:parent-style-name="objectwithoutfill">
      <style:graphic-properties draw:marker-end="Arrowheads_20_125" draw:marker-end-width="0.3cm" draw:fill="none"/>
    </style:style>
    <style:style style:name="gr16" style:family="graphic" style:parent-style-name="objectwithoutfill">
      <style:graphic-properties draw:marker-end="Arrowheads_20_126" draw:marker-end-width="0.3cm" draw:fill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8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19" style:family="graphic" style:parent-style-name="objectwithoutfill">
      <style:graphic-properties draw:marker-start="" draw:marker-end="Rounded_20_short_20_Arrow" draw:marker-end-width="0.3cm" draw:fill="none"/>
    </style:style>
    <style:style style:name="gr20" style:family="graphic" style:parent-style-name="objectwithoutfill">
      <style:graphic-properties draw:marker-end="Rounded_20_short_20_Arrow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cm" svg:height="2cm" svg:x="19cm" svg:y="10.025cm">
            <text:p text:style-name="P1"><text:span text:style-name="T1">Condition</text:span><text:span text:style-name="T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9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11" draw:id="id11">
          <draw:custom-shape draw:style-name="gr1" draw:text-style-name="P1" draw:layer="layout" svg:width="3cm" svg:height="2cm" svg:x="13cm" svg:y="10.025cm"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3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5" draw:id="id5">
          <draw:custom-shape draw:style-name="gr1" draw:text-style-name="P1" draw:layer="layout" svg:width="3cm" svg:height="2cm" svg:x="25cm" svg:y="10.025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25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2" draw:id="id2" draw:layer="layout" svg:width="3cm" svg:height="2cm" svg:x="7cm" svg:y="10.025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5cm" svg:height="1.039cm" svg:x="10.75cm" svg:y="10cm">
          <draw:text-box>
            <text:p><text:span text:style-name="T1">CRUD,</text:span></text:p>
            <text:p><text:span text:style-name="T1">Search</text:span></text:p>
          </draw:text-box>
        </draw:frame>
        <draw:frame draw:style-name="gr3" draw:text-style-name="P3" draw:layer="layout" svg:width="1.75cm" svg:height="1.039cm" svg:x="16.75cm" svg:y="10.025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3" draw:text-style-name="P3" draw:layer="layout" svg:width="2.25cm" svg:height="1.039cm" svg:x="18.5cm" svg:y="12.461cm">
          <draw:text-box>
            <text:p><text:span text:style-name="T1">Search by Key/Value</text:span></text:p>
          </draw:text-box>
        </draw:frame>
        <draw:frame draw:style-name="gr3" draw:text-style-name="P3" draw:layer="layout" svg:width="2.25cm" svg:height="1.039cm" svg:x="15cm" svg:y="13.961cm">
          <draw:text-box>
            <text:p><text:span text:style-name="T1">Search by Condition</text:span></text:p>
          </draw:text-box>
        </draw:frame>
        <draw:custom-shape draw:style-name="gr1" draw:text-style-name="P1" xml:id="id6" draw:id="id6" draw:layer="layout" svg:width="3cm" svg:height="2cm" svg:x="1cm" svg:y="16.025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5cm" svg:height="1.039cm" svg:x="3cm" svg:y="13.025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3" draw:text-style-name="P3" draw:layer="layout" svg:width="2.25cm" svg:height="1.039cm" svg:x="11.5cm" svg:y="1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3" draw:text-style-name="P3" draw:layer="layout" svg:width="2.5cm" svg:height="1.039cm" svg:x="9.5cm" svg:y="6.211cm">
          <draw:text-box>
            <text:p><text:span text:style-name="T1">Receive by Subscription</text:span></text:p>
          </draw:text-box>
        </draw:frame>
        <draw:frame draw:style-name="gr4" draw:text-style-name="P3" draw:layer="layout" svg:width="4.25cm" svg:height="1.433cm" svg:x="23.75cm" svg:y="4.567cm">
          <draw:text-box>
            <text:p><text:span text:style-name="T1">Search by Message,</text:span></text:p>
            <text:p><text:span text:style-name="T1">Search by Subscription,</text:span></text:p>
            <text:p><text:span text:style-name="T1">Delete by Subscription</text:span></text:p>
          </draw:text-box>
        </draw:frame>
        <draw:custom-shape draw:style-name="gr5" draw:text-style-name="P1" xml:id="id4" draw:id="id4" draw:layer="layout" svg:width="6cm" svg:height="2cm" svg:x="13cm" svg:y="4cm">
          <text:p text:style-name="P1"><text:span text:style-name="T1">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6cm" svg:y1="11.025cm" svg:x2="19cm" svg:y2="11.025cm" draw:end-shape="id1" draw:end-glue-point="3" svg:d="M16000 11025h3000" svg:viewBox="0 0 3001 1">
          <text:p/>
        </draw:connector>
        <draw:connector draw:style-name="gr7" draw:text-style-name="P4" draw:layer="layout" draw:type="line" svg:x1="10cm" svg:y1="11.025cm" svg:x2="13cm" svg:y2="11.025cm" draw:start-shape="id2" draw:start-glue-point="1" svg:d="M10000 11025h3000" svg:viewBox="0 0 3001 1">
          <text:p/>
        </draw:connector>
        <draw:connector draw:style-name="gr8" draw:text-style-name="P4" draw:layer="layout" draw:type="curve" svg:x1="8.5cm" svg:y1="12.025cm" svg:x2="19cm" svg:y2="17cm" draw:start-shape="id2" draw:start-glue-point="2" draw:end-shape="id3" draw:end-glue-point="3" svg:d="M8500 12025c0 3317 3500 4975 10500 4975" svg:viewBox="0 0 10501 4976">
          <text:p/>
        </draw:connector>
        <draw:frame draw:style-name="gr9" draw:text-style-name="P3" draw:layer="layout" svg:width="2cm" svg:height="0.75cm" svg:x="24.5cm" svg:y="14cm">
          <draw:text-box>
            <text:p><text:span text:style-name="T1">Register</text:span></text:p>
          </draw:text-box>
        </draw:frame>
        <draw:connector draw:style-name="gr10" draw:text-style-name="P4" draw:layer="layout" draw:type="curve" svg:x1="8.5cm" svg:y1="10.025cm" svg:x2="13cm" svg:y2="5cm" draw:start-shape="id2" draw:start-glue-point="0" draw:end-shape="id4" draw:end-glue-point="3" svg:d="M8500 10025c0-3350 1500-5025 4500-5025" svg:viewBox="0 0 4501 5026">
          <text:p/>
        </draw:connector>
        <draw:connector draw:style-name="gr11" draw:text-style-name="P4" draw:layer="layout" draw:type="curve" svg:x1="19cm" svg:y1="5cm" svg:x2="26.5cm" svg:y2="10.025cm" draw:start-shape="id4" draw:start-glue-point="1" draw:end-shape="id5" draw:end-glue-point="0" svg:d="M19000 5000c5000 0 7500 1675 7500 5025" svg:viewBox="0 0 7501 5026">
          <text:p/>
        </draw:connector>
        <draw:connector draw:style-name="gr12" draw:text-style-name="P4" draw:layer="layout" draw:type="curve" svg:x1="2.5cm" svg:y1="16.025cm" svg:x2="7cm" svg:y2="11.025cm" draw:start-shape="id6" draw:start-glue-point="0" draw:end-shape="id2" draw:end-glue-point="3" svg:d="M2500 16025c0-3334 1500-5000 4500-5000" svg:viewBox="0 0 4501 5001">
          <text:p/>
        </draw:connector>
        <draw:custom-shape draw:style-name="gr1" draw:text-style-name="P1" xml:id="id7" draw:id="id7" draw:layer="layout" svg:width="3cm" svg:height="2cm" svg:x="1cm" svg:y="4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svg:x1="2.5cm" svg:y1="6cm" svg:x2="7cm" svg:y2="11.025cm" draw:start-shape="id7" draw:start-glue-point="2" draw:end-shape="id2" draw:end-glue-point="3" svg:d="M2500 6000c0 3350 1500 5025 4500 5025" svg:viewBox="0 0 4501 5026">
          <text:p/>
        </draw:connector>
        <draw:frame draw:style-name="gr4" draw:text-style-name="P3" draw:layer="layout" svg:width="4cm" svg:height="1.433cm" svg:x="2.5cm" svg:y="6.567cm">
          <draw:text-box>
            <text:p><text:span text:style-name="T1">Receive Messages,</text:span></text:p>
            <text:p><text:span text:style-name="T1">Publish Messages,</text:span></text:p>
            <text:p><text:span text:style-name="T1">Manage Subscriptions</text:span></text:p>
          </draw:text-box>
        </draw:frame>
        <draw:custom-shape draw:style-name="gr14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curve" svg:x1="22cm" svg:y1="17cm" svg:x2="26.5cm" svg:y2="12.025cm" draw:start-shape="id3" draw:start-glue-point="1" draw:end-shape="id5" draw:end-glue-point="2" svg:d="M22000 17000c3000 0 4500-1658 4500-4975" svg:viewBox="0 0 4501 4976">
          <text:p/>
        </draw:connector>
        <draw:connector draw:style-name="gr16" draw:text-style-name="P4" draw:layer="layout" draw:type="curve" draw:line-skew="0.66cm" svg:x1="22cm" svg:y1="17cm" svg:x2="18.5cm" svg:y2="5.25cm" draw:start-shape="id3" draw:start-glue-point="1" draw:end-shape="id8" draw:end-glue-point="8" svg:d="M22000 17000c1743 0 3493-11750-3500-11750" svg:viewBox="0 0 5061 11751">
          <text:p/>
        </draw:connector>
        <draw:frame draw:style-name="gr9" draw:text-style-name="P3" draw:layer="layout" svg:width="1.75cm" svg:height="0.75cm" svg:x="21.5cm" svg:y="8.25cm">
          <draw:text-box>
            <text:p><text:span text:style-name="T1">Publish</text:span></text:p>
          </draw:text-box>
        </draw:frame>
        <draw:custom-shape draw:style-name="gr2" draw:text-style-name="P2" xml:id="id9" draw:id="id9" draw:layer="layout" svg:width="2cm" svg:height="1cm" svg:x="13.5cm" svg:y="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2" xml:id="id8" draw:id="id8" draw:layer="layout" svg:width="2cm" svg:height="1cm" svg:x="16.5cm" svg:y="4.7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 xml:id="id10" draw:id="id10">
          <draw:custom-shape draw:style-name="gr18" draw:text-style-name="P1" xml:id="id3" draw:id="id3" draw:layer="layout" svg:width="3cm" svg:height="2cm" svg:x="19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7" draw:text-style-name="P2" draw:layer="layout" svg:width="2cm" svg:height="1cm" svg:x="19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onnector draw:style-name="gr19" draw:text-style-name="P4" draw:layer="layout" draw:type="line" svg:x1="16.5cm" svg:y1="5.25cm" svg:x2="15.5cm" svg:y2="5.25cm" draw:start-shape="id8" draw:start-glue-point="5" draw:end-shape="id9" draw:end-glue-point="8" svg:d="M16500 5250h-1000" svg:viewBox="0 0 1001 1">
          <text:p/>
        </draw:connector>
        <draw:connector draw:style-name="gr20" draw:text-style-name="P4" draw:layer="layout" draw:type="line" svg:x1="20.5cm" svg:y1="16cm" svg:x2="20.5cm" svg:y2="12.025cm" draw:start-shape="id10" draw:start-glue-point="0" draw:end-shape="id1" draw:end-glue-point="2" svg:d="M20500 16000v-3975" svg:viewBox="0 0 1 3976">
          <text:p/>
        </draw:connector>
        <draw:connector draw:style-name="gr20" draw:text-style-name="P4" draw:layer="layout" draw:type="curve" svg:x1="20.5cm" svg:y1="16cm" svg:x2="14.5cm" svg:y2="12.025cm" draw:start-shape="id10" draw:start-glue-point="0" draw:end-shape="id11" draw:end-glue-point="2" svg:d="M20500 16000c0-2980-6000-993-6000-3975" svg:viewBox="0 0 6001 39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7" draw:display-name="Arrowheads 107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left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29T17:53:41.378066911</dc:date>
    <meta:editing-duration>PT6H32M25S</meta:editing-duration>
    <meta:editing-cycles>31</meta:editing-cycles>
    <meta:generator>LibreOffice/7.3.4.2$Linux_X86_64 LibreOffice_project/30$Build-2</meta:generator>
    <meta:document-statistic meta:object-count="42"/>
  </office:meta>
</office:document-meta>
</file>